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Times New Roman"/>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justify" style:justify-single-word="false"/>
      <style:text-properties style:font-name="Times New Roman" fo:language="en" fo:country="none"/>
    </style:style>
    <style:style style:name="P4" style:family="paragraph" style:parent-style-name="Preformatted_20_Text">
      <style:paragraph-properties fo:text-align="justify" style:justify-single-word="false"/>
    </style:style>
    <style:style style:name="T1" style:family="text">
      <style:text-properties fo:language="en" fo:country="none"/>
    </style:style>
    <style:style style:name="T2" style:family="text">
      <style:text-properties style:font-name="Times New Roman"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are planning to study a problem of high-bandwidth multicast in cooperative environments. A tree-based multicast works well in systems with high availability of interior nodes. However, the latter is a problem for the application level mulicast in peer-to-peer systems. SplitStream[1] solves the problem by redistributing the content among interior-node-disjoint multicast trees providing a uniform loading among the peers. Authors[1] show that it is possible to construct an efficient SplitStream forest provided that participants of the multicast at least have equal inbound and outbound bandwidth. Furthermore, the SplitSream is <text:span text:style-name="T1">resistant to failures, provided that the content is encoded, since peers lost on average one stripe due to nodes malfunction.</text:span></text:p>
      <text:p text:style-name="P3"/>
      <text:p text:style-name="P2"><text:bookmark text:name="result_box"/><text:span text:style-name="T2">The application level multicast using only unicast translation is an alternative to multicast at the network layer which has to be supported by the network infrastructure. In cooperative networks users get access to a service in exchange to provided resources. Unfortunately, usage of multicast trees is not an option in cooperative networks, as majority of users are leaves and do not provide necessary resources for the transmission of messages. </text:span><text:bookmark text:name="result_box4"/><text:span text:style-name="T2">This problem is particularly evident in <text:s/>a distribution of audio and video resources. </text:span><text:bookmark text:name="result_box5"/><text:span text:style-name="T2">SlipStream allows the distribution of such content, providing a uniform load on the network participants.</text:span></text:p>
      <text:p text:style-name="P3"/>
      <text:p text:style-name="P2"><text:span text:style-name="T2">The main idea behind the SplitStream is to divide the content on k stipes and to distribute them among the trees which forms one multicast group. </text:span><text:bookmark text:name="result_box6"/><text:span text:style-name="T2">Participants specifying an upper bound to resources they are willing to transmit can subscribe to multicast in those groups that ditsribute stripes they need. However, the problem with the forest construction is that if a node is internal in some tree it should be a leaf in all others and, at the same time, the forest shall meet the requirements imposed on the bandwidth.</text:span></text:p>
      <text:p text:style-name="P2"><text:span text:style-name="T2"/></text:p>
      <text:p text:style-name="P2"><text:span text:style-name="T2">SplitStream is resilient against failures and sudden nodes departures. The system is construced so that any node is interior in only one tree. So the node failure causes loss of one stripe on average. Appropriate methods of content encoding help to hide information loss in the system.</text:span></text:p>
      <text:p text:style-name="P2"><text:span text:style-name="T2"/></text:p>
      <text:p text:style-name="P2"><text:span text:style-name="T2">The main problem in design of <text:s/>SplitStream is efficient construction of distribution trees forest that satisfy bandwidth constraints in decentralized, scalable and efficient manner.</text:span></text:p>
      <text:p text:style-name="P2"><text:span text:style-name="T2"/></text:p>
      <text:p text:style-name="P2"><text:span text:style-name="T2">We fond the following related articles on the web <tex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05-11T14:26:22</dc:date>
    <dc:creator>Alexander </dc:creator>
    <meta:editing-duration>PT6H25M39S</meta:editing-duration>
    <meta:editing-cycles>23</meta:editing-cycles>
    <meta:document-statistic meta:table-count="0" meta:image-count="0" meta:object-count="0" meta:page-count="1" meta:paragraph-count="6" meta:word-count="376" meta:character-count="2434" meta:non-whitespace-character-count="2060"/>
  </office:meta>
</office:document-meta>
</file>